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988cm" style:rel-column-width="11518*"/>
    </style:style>
    <style:style style:name="Tableau1.B" style:family="table-column">
      <style:table-column-properties style:column-width="6.599cm" style:rel-column-width="25437*"/>
    </style:style>
    <style:style style:name="Tableau1.C" style:family="table-column">
      <style:table-column-properties style:column-width="7.414cm" style:rel-column-width="2858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883" officeooo:paragraph-rsid="00057883"/>
    </style:style>
    <style:style style:name="P2" style:family="paragraph" style:parent-style-name="Standard">
      <style:text-properties fo:color="#cc0000" officeooo:paragraph-rsid="00057883"/>
    </style:style>
    <style:style style:name="P3" style:family="paragraph" style:parent-style-name="Text_20_body">
      <style:text-properties officeooo:rsid="0006bfe6" officeooo:paragraph-rsid="0006bfe6"/>
    </style:style>
    <style:style style:name="P4" style:family="paragraph" style:parent-style-name="Text_20_body">
      <style:text-properties officeooo:paragraph-rsid="0006bfe6"/>
    </style:style>
    <style:style style:name="P5" style:family="paragraph" style:parent-style-name="Text_20_body">
      <style:text-properties fo:color="#cc0000"/>
    </style:style>
    <style:style style:name="P6" style:family="paragraph" style:parent-style-name="Text_20_body">
      <style:text-properties fo:color="#000000" officeooo:rsid="0008943f" officeooo:paragraph-rsid="0008943f"/>
    </style:style>
    <style:style style:name="P7" style:family="paragraph" style:parent-style-name="Title">
      <style:text-properties officeooo:rsid="00057883" officeooo:paragraph-rsid="00057883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 fo:font-weight="bold" officeooo:rsid="00057883" officeooo:paragraph-rsid="0005788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7883" officeooo:paragraph-rsid="00057883" style:font-weight-asian="bold" style:font-weight-complex="bold"/>
    </style:style>
    <style:style style:name="P10" style:family="paragraph" style:parent-style-name="Standard" style:list-style-name="L1">
      <style:text-properties officeooo:rsid="00057883" officeooo:paragraph-rsid="00057883"/>
    </style:style>
    <style:style style:name="P11" style:family="paragraph" style:parent-style-name="Heading_20_3">
      <style:text-properties officeooo:rsid="000a1b5c" officeooo:paragraph-rsid="000a1b5c"/>
    </style:style>
    <style:style style:name="P12" style:family="paragraph" style:parent-style-name="Heading_20_3">
      <style:text-properties fo:color="#cc0000"/>
    </style:style>
    <style:style style:name="P13" style:family="paragraph" style:parent-style-name="Heading_20_3">
      <style:text-properties fo:color="#cc0000" style:text-underline-style="solid" style:text-underline-width="auto" style:text-underline-color="font-color"/>
    </style:style>
    <style:style style:name="P14" style:family="paragraph" style:parent-style-name="Table_20_Contents" style:list-style-name="L2">
      <style:text-properties officeooo:rsid="00057883" officeooo:paragraph-rsid="00057883"/>
    </style:style>
    <style:style style:name="P15" style:family="paragraph" style:parent-style-name="Table_20_Contents" style:list-style-name="L3">
      <style:text-properties officeooo:rsid="00057883" officeooo:paragraph-rsid="00057883"/>
    </style:style>
    <style:style style:name="P16" style:family="paragraph" style:parent-style-name="Text_20_body">
      <style:text-properties officeooo:rsid="0006bfe6" officeooo:paragraph-rsid="0006bfe6"/>
    </style:style>
    <style:style style:name="P17" style:family="paragraph" style:parent-style-name="Text_20_body" style:list-style-name="L4">
      <style:text-properties fo:color="#000000" officeooo:rsid="0008943f" officeooo:paragraph-rsid="0008943f"/>
    </style:style>
    <style:style style:name="P18" style:family="paragraph" style:parent-style-name="Text_20_body" style:list-style-name="L4">
      <style:text-properties fo:color="#000000" officeooo:rsid="000a1b5c" officeooo:paragraph-rsid="000a1b5c"/>
    </style:style>
    <style:style style:name="P19" style:family="paragraph" style:parent-style-name="Text_20_body">
      <style:text-properties fo:color="#000000" officeooo:rsid="000a1b5c" officeooo:paragraph-rsid="000a1b5c"/>
    </style:style>
    <style:style style:name="P20" style:family="paragraph" style:parent-style-name="Text_20_body">
      <style:text-properties fo:color="#000000" officeooo:rsid="000ac52e" officeooo:paragraph-rsid="000ac52e"/>
    </style:style>
    <style:style style:name="T1" style:family="text">
      <style:text-properties officeooo:rsid="0006bfe6"/>
    </style:style>
    <style:style style:name="T2" style:family="text">
      <style:text-properties style:text-position="super 58%" officeooo:rsid="0006bfe6"/>
    </style:style>
    <style:style style:name="T3" style:family="text">
      <style:text-properties style:text-position="0% 100%" officeooo:rsid="0006bfe6"/>
    </style:style>
    <style:style style:name="T4" style:family="text">
      <style:text-properties officeooo:rsid="0008943f"/>
    </style:style>
    <style:style style:name="T5" style:family="text">
      <style:text-properties officeooo:rsid="000a1b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500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Houseaux Laurie</text:h>
      <text:h text:style-name="P11" text:outline-level="3">Jarretier Adrien</text:h>
      <text:p text:style-name="P7">Projet Matriciel</text:p>
      <text:p text:style-name="Subtitle">Document explicatif</text:p>
      <text:p text:style-name="Standard"/>
      <text:p text:style-name="Standard"/>
      <text:p text:style-name="Standard"/>
      <text:h text:style-name="P13" text:outline-level="3">1. <text:span text:style-name="T1">Q</text:span>ui a codé fait quoi? comment avez-vous travaillé ensemble?</text:h>
      <text:p text:style-name="P1">Pour les deux premières parties <text:span text:style-name="T1">nous avons écrit les cartouches ensemble puis </text:span>nous nous sommes réparti les fonctions à coder de cette façon : </text:p>
      <text:list xml:id="list7043381055844099392" text:style-name="L1">
        <text:list-header>
          <text:p text:style-name="P10"/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Parties</text:p>
          </table:table-cell>
          <table:table-cell table:style-name="Tableau1.A1" office:value-type="string">
            <text:p text:style-name="P9">Adrien</text:p>
          </table:table-cell>
          <table:table-cell table:style-name="Tableau1.C1" office:value-type="string">
            <text:p text:style-name="P9">Laurie</text:p>
          </table:table-cell>
        </table:table-row>
        <table:table-row>
          <table:table-cell table:style-name="Tableau1.A2" office:value-type="string">
            <text:p text:style-name="P8">Partie 1 </text:p>
            <text:p text:style-name="P8">Matrices</text:p>
            <text:p text:style-name="P8">Permutations</text:p>
          </table:table-cell>
          <table:table-cell table:style-name="Tableau1.A2" office:value-type="string">
            <text:list xml:id="list6073995341131375576" text:style-name="L2">
              <text:list-item>
                <text:p text:style-name="P14">PermutationAleatoire </text:p>
              </text:list-item>
              <text:list-item>
                <text:p text:style-name="P14">MatricePermutation </text:p>
              </text:list-item>
              <text:list-item>
                <text:p text:style-name="P14">PermutationAssociée </text:p>
              </text:list-item>
              <text:list-item>
                <text:p text:style-name="P14">ProduitPermutDG</text:p>
              </text:list-item>
            </text:list>
          </table:table-cell>
          <table:table-cell table:style-name="Tableau1.C2" office:value-type="string">
            <text:list xml:id="list232008210464396" text:continue-numbering="true" text:style-name="L2">
              <text:list-item>
                <text:p text:style-name="P14">EstPermutation </text:p>
              </text:list-item>
              <text:list-item>
                <text:p text:style-name="P14">MatricePermutationInverse </text:p>
              </text:list-item>
              <text:list-item>
                <text:p text:style-name="P14">ProduitPermutD </text:p>
              </text:list-item>
            </text:list>
          </table:table-cell>
        </table:table-row>
        <table:table-row>
          <table:table-cell table:style-name="Tableau1.A2" office:value-type="string">
            <text:p text:style-name="P8">Partie 2</text:p>
            <text:p text:style-name="P8">Transvections</text:p>
          </table:table-cell>
          <table:table-cell table:style-name="Tableau1.A2" office:value-type="string">
            <text:list xml:id="list7797945396447037467" text:style-name="L3">
              <text:list-item>
                <text:p text:style-name="P15">MatriceTransvection</text:p>
              </text:list-item>
              <text:list-item>
                <text:p text:style-name="P15">ProduitTransvectionD</text:p>
              </text:list-item>
            </text:list>
          </table:table-cell>
          <table:table-cell table:style-name="Tableau1.C2" office:value-type="string">
            <text:list xml:id="list232008708052913" text:continue-numbering="true" text:style-name="L3">
              <text:list-item>
                <text:p text:style-name="P15">EstTransvection</text:p>
              </text:list-item>
              <text:list-item>
                <text:p text:style-name="P15">MatriceTransvectionInverse</text:p>
              </text:list-item>
              <text:list-item>
                <text:p text:style-name="P15">ProduitTransvectionG</text:p>
              </text:list-item>
            </text:list>
          </table:table-cell>
        </table:table-row>
      </table:table>
      <text:list xml:id="list232009221409306" text:continue-list="list7043381055844099392" text:style-name="L1">
        <text:list-header>
          <text:p text:style-name="P10"/>
        </text:list-header>
      </text:list>
      <text:p text:style-name="P1">On a codé la décomposition PLU ensemble <text:span text:style-name="T1">ainsi que la partie 4 (Application de la décomposition PLU). </text:span></text:p>
      <text:p text:style-name="P1"/>
      <text:p text:style-name="P1"/>
      <text:p text:style-name="P2"/>
      <text:h text:style-name="P12" text:outline-level="3">2. <text:span text:style-name="T1">Q</text:span>u'est ce qui a été traité? testé? qu'est ce qui est fonctionnel?</text:h>
      <text:p text:style-name="P3">Nous avons traité toutes les questions et nous avons testé tous nos codes. Toutes les fonctions que nous avons rendu sont fonctionnelles. </text:p>
      <text:p text:style-name="P5"/>
      <text:p text:style-name="P5"/>
      <text:h text:style-name="P12" text:outline-level="3">3. <text:span text:style-name="T1">Q</text:span>uelles sont les limitations du programme : temps d'exécution, taille des matrices…</text:h>
      <text:p text:style-name="P3">Nous avons rencontrés des problèmes dans la décomposition PLU avec les arrondis ; par exemple au lieu de mettre 0 il nous affichait un chiffre exposant -16. </text:p>
      <text:p text:style-name="P3">On aurait pu améliorer le code en effectuant des calculs seulement avec des rationnels. </text:p>
      <text:p text:style-name="P4"><text:span text:style-name="T1">Mais pour régler le problème rapidement nous avons décidé d'arrondir à 10 </text:span><text:span text:style-name="T2">- 4</text:span><text:span text:style-name="T3">. </text:span></text:p>
      <text:h text:style-name="P12" text:outline-level="3"><text:soft-page-break/>4. <text:span text:style-name="T1">L</text:span>es problèmes (de tous ordres ) rencontrés.</text:h>
      <text:p text:style-name="P3">Nous avons eu un problème de return mal placé dans la fonction PLU. Puis nous avons eu d'autres petits problèmes <text:span text:style-name="T4">d'inattention</text:span> (erreur d'indices, erreur d'indentation,…<text:span text:style-name="T4">) très facilement réglés avec des Debugs. </text:span></text:p>
      <text:p text:style-name="Text_20_body"/>
      <text:h text:style-name="P12" text:outline-level="3">5. <text:span text:style-name="T4">T</text:span>oute autre chose que vous jugerez utile.</text:h>
      <text:p text:style-name="P6">Notre code est en python 3.4.</text:p>
      <text:p text:style-name="P6">On utilise deux fichiers en plus : </text:p>
      <text:list xml:id="list2111480374693772538" text:style-name="L4">
        <text:list-item>
          <text:p text:style-name="P17"><text:span text:style-name="T6">SimpleMatricesFonctions.</text:span><text:span text:style-name="T7">py</text:span> (utilisé un peu partout) regroupant :</text:p>
          <text:list>
            <text:list-item>
              <text:p text:style-name="P17"><text:span text:style-name="T6">AfficherMat </text:span>: pour afficher la matrice dans la console</text:p>
            </text:list-item>
            <text:list-item>
              <text:p text:style-name="P17"><text:span text:style-name="T6">MatId </text:span>: pour créer une matrice identité</text:p>
            </text:list-item>
            <text:list-item>
              <text:p text:style-name="P17"><text:span text:style-name="T6">MatNulle </text:span>: pour créer une matrice nulle</text:p>
            </text:list-item>
            <text:list-item>
              <text:p text:style-name="P17"><text:span text:style-name="T6">Transposee </text:span>: pour transposer une matrice</text:p>
            </text:list-item>
          </text:list>
        </text:list-item>
      </text:list>
      <text:p text:style-name="P6"/>
      <text:list xml:id="list232008092608545" text:continue-numbering="true" text:style-name="L4">
        <text:list-item>
          <text:p text:style-name="P17"><text:span text:style-name="T6">Matrice_inverse_cofacteurs.</text:span><text:span text:style-name="T7">py</text:span><text:span text:style-name="T6"> </text:span>(utilisé uniquement dans les test pour comparer) <text:span text:style-name="T5">on utilise uniquement </text:span> : </text:p>
          <text:list>
            <text:list-item>
              <text:p text:style-name="P18"><text:span text:style-name="T6">Inverse </text:span>: qui renvoie l'inverse d'une matrice</text:p>
            </text:list-item>
            <text:list-item>
              <text:p text:style-name="P18"><text:span text:style-name="T6">Produit </text:span>: qui renvoie le produit de deux matrices </text:p>
            </text:list-item>
          </text:list>
        </text:list-item>
      </text:list>
      <text:p text:style-name="P19"/>
      <text:p text:style-name="P20">Dans la partie transvection on a rajouté une fonction <text:span text:style-name="T6">TransvectionAssociee</text:span> qui permet de récupérer la transvection associée à une matrice de transvection donnée à la manière de permutation associée. </text:p>
      <text:p text:style-name="P20">Le fichier <text:span text:style-name="T6">test.py</text:span> permet de lancer chaque test de manière interactiv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9:24:42.965000000</meta:creation-date>
    <dc:date>2015-11-29T23:20:07.353000000</dc:date>
    <meta:editing-duration>PT5M59S</meta:editing-duration>
    <meta:editing-cycles>4</meta:editing-cycles>
    <meta:generator>LibreOffice/4.4.2.2$Windows_x86 LibreOffice_project/c4c7d32d0d49397cad38d62472b0bc8acff48dd6</meta:generator>
    <meta:document-statistic meta:table-count="1" meta:image-count="0" meta:object-count="0" meta:page-count="2" meta:paragraph-count="50" meta:word-count="370" meta:character-count="2380" meta:non-whitespace-character-count="2059"/>
  </office:meta>
</office:document-meta>
</file>